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10abc6" officeooo:paragraph-rsid="0010abc6" style:font-weight-asian="bold" style:font-weight-complex="bold"/>
    </style:style>
    <style:style style:name="P2" style:family="paragraph" style:parent-style-name="Standard">
      <style:paragraph-properties fo:text-align="center" style:justify-single-word="false"/>
      <style:text-properties style:font-name="Times New Roman" fo:font-weight="bold" officeooo:rsid="0023547f" officeooo:paragraph-rsid="0023547f" style:font-weight-asian="bold" style:font-weight-complex="bold"/>
    </style:style>
    <style:style style:name="P3" style:family="paragraph" style:parent-style-name="Standard">
      <style:paragraph-properties fo:text-align="start" style:justify-single-word="false"/>
      <style:text-properties style:font-name="Times New Roman" fo:font-weight="normal" officeooo:rsid="0010abc6" officeooo:paragraph-rsid="0010ac56" style:font-weight-asian="normal" style:font-weight-complex="normal"/>
    </style:style>
    <style:style style:name="P4" style:family="paragraph" style:parent-style-name="Standard">
      <style:paragraph-properties fo:text-align="start" style:justify-single-word="false"/>
      <style:text-properties style:font-name="Times New Roman" fo:font-weight="normal" officeooo:rsid="0023507b" officeooo:paragraph-rsid="0023507b" style:font-weight-asian="normal" style:font-weight-complex="normal"/>
    </style:style>
    <style:style style:name="P5" style:family="paragraph" style:parent-style-name="Standard" style:list-style-name="L1">
      <style:paragraph-properties fo:text-align="start" style:justify-single-word="false"/>
      <style:text-properties style:font-name="Times New Roman" fo:font-weight="normal" officeooo:rsid="0010abc6" officeooo:paragraph-rsid="0010ac56" style:font-weight-asian="normal" style:font-weight-complex="normal"/>
    </style:style>
    <style:style style:name="P6" style:family="paragraph" style:parent-style-name="Standard" style:list-style-name="L1">
      <style:paragraph-properties fo:text-align="start" style:justify-single-word="false"/>
      <style:text-properties style:font-name="Times New Roman" fo:font-weight="normal" officeooo:rsid="0010ac56" officeooo:paragraph-rsid="0010ac56" style:font-weight-asian="normal" style:font-weight-complex="normal"/>
    </style:style>
    <style:style style:name="P7" style:family="paragraph" style:parent-style-name="Standard" style:list-style-name="L1">
      <style:paragraph-properties fo:text-align="start" style:justify-single-word="false"/>
      <style:text-properties style:font-name="Times New Roman" fo:font-weight="normal" officeooo:rsid="0011e68e" officeooo:paragraph-rsid="0011e68e" style:font-weight-asian="normal" style:font-weight-complex="normal"/>
    </style:style>
    <style:style style:name="P8" style:family="paragraph" style:parent-style-name="Standard" style:list-style-name="L1">
      <style:paragraph-properties fo:text-align="start" style:justify-single-word="false"/>
      <style:text-properties style:font-name="Times New Roman" fo:font-weight="normal" officeooo:rsid="0013cc8f" officeooo:paragraph-rsid="0013cc8f" style:font-weight-asian="normal" style:font-weight-complex="normal"/>
    </style:style>
    <style:style style:name="P9" style:family="paragraph" style:parent-style-name="Standard" style:list-style-name="L1">
      <style:paragraph-properties fo:text-align="start" style:justify-single-word="false"/>
      <style:text-properties style:font-name="Times New Roman" fo:font-weight="normal" officeooo:rsid="0013ec75" officeooo:paragraph-rsid="0013ec75" style:font-weight-asian="normal" style:font-weight-complex="normal"/>
    </style:style>
    <style:style style:name="P10" style:family="paragraph" style:parent-style-name="Standard" style:list-style-name="L1">
      <style:paragraph-properties fo:text-align="start" style:justify-single-word="false"/>
      <style:text-properties style:font-name="Times New Roman" fo:font-weight="normal" officeooo:rsid="001598f3" officeooo:paragraph-rsid="001598f3" style:font-weight-asian="normal" style:font-weight-complex="normal"/>
    </style:style>
    <style:style style:name="P11" style:family="paragraph" style:parent-style-name="Standard" style:list-style-name="L1">
      <style:paragraph-properties fo:text-align="start" style:justify-single-word="false"/>
      <style:text-properties style:font-name="Times New Roman" fo:font-weight="normal" officeooo:rsid="0016b4ee" officeooo:paragraph-rsid="0016b4ee" style:font-weight-asian="normal" style:font-weight-complex="normal"/>
    </style:style>
    <style:style style:name="P12" style:family="paragraph" style:parent-style-name="Standard" style:list-style-name="L1">
      <style:paragraph-properties fo:text-align="start" style:justify-single-word="false"/>
      <style:text-properties style:font-name="Times New Roman" fo:font-weight="normal" officeooo:rsid="0016e659" officeooo:paragraph-rsid="0016e659" style:font-weight-asian="normal" style:font-weight-complex="normal"/>
    </style:style>
    <style:style style:name="P13" style:family="paragraph" style:parent-style-name="Standard" style:list-style-name="L1">
      <style:paragraph-properties fo:text-align="start" style:justify-single-word="false"/>
      <style:text-properties style:font-name="Times New Roman" fo:font-weight="normal" officeooo:rsid="0019d27e" officeooo:paragraph-rsid="0019d27e" style:font-weight-asian="normal" style:font-weight-complex="normal"/>
    </style:style>
    <style:style style:name="P14" style:family="paragraph" style:parent-style-name="Standard" style:list-style-name="L1">
      <style:paragraph-properties fo:text-align="start" style:justify-single-word="false"/>
      <style:text-properties style:font-name="Times New Roman" fo:font-weight="normal" officeooo:rsid="00180dbd" officeooo:paragraph-rsid="00180dbd" style:font-weight-asian="normal" style:font-weight-complex="normal"/>
    </style:style>
    <style:style style:name="P15" style:family="paragraph" style:parent-style-name="Standard" style:list-style-name="L1">
      <style:paragraph-properties fo:text-align="start" style:justify-single-word="false"/>
      <style:text-properties style:font-name="Times New Roman" fo:font-weight="normal" officeooo:rsid="00192980" officeooo:paragraph-rsid="00192980" style:font-weight-asian="normal" style:font-weight-complex="normal"/>
    </style:style>
    <style:style style:name="P16" style:family="paragraph" style:parent-style-name="Standard" style:list-style-name="L1">
      <style:paragraph-properties fo:text-align="start" style:justify-single-word="false"/>
      <style:text-properties style:font-name="Times New Roman" fo:font-weight="normal" officeooo:rsid="0019926a" officeooo:paragraph-rsid="0019926a" style:font-weight-asian="normal" style:font-weight-complex="normal"/>
    </style:style>
    <style:style style:name="P17" style:family="paragraph" style:parent-style-name="Standard" style:list-style-name="L1">
      <style:paragraph-properties fo:text-align="start" style:justify-single-word="false"/>
      <style:text-properties style:font-name="Times New Roman" fo:font-weight="normal" officeooo:rsid="001ae938" officeooo:paragraph-rsid="001ae938" style:font-weight-asian="normal" style:font-weight-complex="normal"/>
    </style:style>
    <style:style style:name="P18" style:family="paragraph" style:parent-style-name="Standard" style:list-style-name="L1">
      <style:paragraph-properties fo:text-align="start" style:justify-single-word="false"/>
      <style:text-properties style:font-name="Times New Roman" fo:font-weight="normal" officeooo:rsid="001c965b" officeooo:paragraph-rsid="001c965b" style:font-weight-asian="normal" style:font-weight-complex="normal"/>
    </style:style>
    <style:style style:name="P19" style:family="paragraph" style:parent-style-name="Standard" style:list-style-name="L1">
      <style:paragraph-properties fo:text-align="start" style:justify-single-word="false"/>
      <style:text-properties style:font-name="Times New Roman" fo:font-weight="normal" officeooo:rsid="001df9e2" officeooo:paragraph-rsid="001df9e2" style:font-weight-asian="normal" style:font-weight-complex="normal"/>
    </style:style>
    <style:style style:name="P20" style:family="paragraph" style:parent-style-name="Standard" style:list-style-name="L1">
      <style:paragraph-properties fo:text-align="start" style:justify-single-word="false"/>
      <style:text-properties style:font-name="Times New Roman" fo:font-weight="normal" officeooo:rsid="001e774d" officeooo:paragraph-rsid="001e774d" style:font-weight-asian="normal" style:font-weight-complex="normal"/>
    </style:style>
    <style:style style:name="P21" style:family="paragraph" style:parent-style-name="Standard" style:list-style-name="L1">
      <style:paragraph-properties fo:text-align="start" style:justify-single-word="false"/>
      <style:text-properties style:font-name="Times New Roman" fo:font-weight="normal" officeooo:rsid="001efe70" officeooo:paragraph-rsid="001efe70" style:font-weight-asian="normal" style:font-weight-complex="normal"/>
    </style:style>
    <style:style style:name="P22" style:family="paragraph" style:parent-style-name="Standard" style:list-style-name="L1">
      <style:paragraph-properties fo:text-align="start" style:justify-single-word="false"/>
      <style:text-properties style:font-name="Times New Roman" fo:font-weight="normal" officeooo:rsid="002031f0" officeooo:paragraph-rsid="002031f0" style:font-weight-asian="normal" style:font-weight-complex="normal"/>
    </style:style>
    <style:style style:name="P23" style:family="paragraph" style:parent-style-name="Standard" style:list-style-name="L1">
      <style:paragraph-properties fo:text-align="start" style:justify-single-word="false"/>
      <style:text-properties style:font-name="Times New Roman" fo:font-weight="normal" officeooo:rsid="00216126" officeooo:paragraph-rsid="00216126" style:font-weight-asian="normal" style:font-weight-complex="normal"/>
    </style:style>
    <style:style style:name="P24" style:family="paragraph" style:parent-style-name="Standard" style:list-style-name="L1">
      <style:paragraph-properties fo:text-align="start" style:justify-single-word="false"/>
      <style:text-properties style:font-name="Times New Roman" fo:font-weight="normal" officeooo:rsid="00217053" officeooo:paragraph-rsid="00217053" style:font-weight-asian="normal" style:font-weight-complex="normal"/>
    </style:style>
    <style:style style:name="P25" style:family="paragraph" style:parent-style-name="Standard" style:list-style-name="L1">
      <style:paragraph-properties fo:text-align="start" style:justify-single-word="false"/>
      <style:text-properties style:font-name="Times New Roman" fo:font-weight="normal" officeooo:rsid="0021e241" officeooo:paragraph-rsid="0021e241" style:font-weight-asian="normal" style:font-weight-complex="normal"/>
    </style:style>
    <style:style style:name="P26" style:family="paragraph" style:parent-style-name="Standard" style:list-style-name="L1">
      <style:paragraph-properties fo:text-align="start" style:justify-single-word="false"/>
      <style:text-properties style:font-name="Times New Roman" fo:font-weight="normal" officeooo:rsid="0023507b" officeooo:paragraph-rsid="0023507b" style:font-weight-asian="normal" style:font-weight-complex="normal"/>
    </style:style>
    <style:style style:name="T1" style:family="text">
      <style:text-properties officeooo:rsid="0010ac56"/>
    </style:style>
    <style:style style:name="T2" style:family="text">
      <style:text-properties officeooo:rsid="001ae938"/>
    </style:style>
    <style:style style:name="T3" style:family="text">
      <style:text-properties officeooo:rsid="001c965b"/>
    </style:style>
    <style:style style:name="T4" style:family="text">
      <style:text-properties officeooo:rsid="001d8c1f"/>
    </style:style>
    <style:style style:name="T5" style:family="text">
      <style:text-properties officeooo:rsid="001e774d"/>
    </style:style>
    <style:style style:name="T6" style:family="text">
      <style:text-properties officeooo:rsid="001efe70"/>
    </style:style>
    <style:style style:name="T7" style:family="text">
      <style:text-properties officeooo:rsid="00217053"/>
    </style:style>
    <style:style style:name="T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 – Lezione 11 – 22/04/2015</text:p>
      <text:p text:style-name="P1"/>
      <text:list xml:id="list963749794169492673" text:style-name="L1">
        <text:list-item>
          <text:p text:style-name="P5">Bl. sl.:<text:tab/><text:tab/>/<text:span text:style-name="T1">08 - Problem solving/ProblemSolving_Search.pdf</text:span></text:p>
        </text:list-item>
      </text:list>
      <text:p text:style-name="P3"/>
      <text:list xml:id="list113719220275262" text:continue-numbering="true" text:style-name="L1">
        <text:list-item>
          <text:p text:style-name="P6">Sl.2:</text:p>
          <text:list>
            <text:list-item>
              <text:p text:style-name="P7">I problem types li tratteremo più avanti</text:p>
            </text:list-item>
            <text:list-item>
              <text:p text:style-name="P8">Gli algor. di ricerca si dividono in due categorie:</text:p>
              <text:list>
                <text:list-item>
                  <text:p text:style-name="P8">ric. non informata: l'algoritmo non utilizza ulteriori informazioni rispetto alla formulazione del sistema</text:p>
                </text:list-item>
                <text:list-item>
                  <text:p text:style-name="P8">ric. informata: l'opposto di quella di sopra</text:p>
                </text:list-item>
              </text:list>
            </text:list-item>
            <text:list-item>
              <text:p text:style-name="P8">Due dei parametri per confrontare due algoritmi di ricerca sono la complessità spaziale e quella temporale</text:p>
            </text:list-item>
          </text:list>
        </text:list-item>
        <text:list-item>
          <text:p text:style-name="P9">Sl. 3:</text:p>
          <text:list>
            <text:list-item>
              <text:p text:style-name="P9">Leggi i commenti affianco alle variabili o alle parti di programma, per capire a che servono</text:p>
            </text:list-item>
            <text:list-item>
              <text:p text:style-name="P10">Il problema creato dalla FORMULATE-PROBLEM, viene data in pasto alla SEARCH che, se riesce a trovare una sequenza di passi corretta, va a aggiornare seq, la sequenza di azioni da eseguire</text:p>
            </text:list-item>
            <text:list-item>
              <text:p text:style-name="P10">La funzione REMAINDER va ad eliminare la prima azione che viene inserita nell'algoritmo di ricerca</text:p>
            </text:list-item>
            <text:list-item>
              <text:p text:style-name="P11">Questo modo di risolvere il problema è offline, tutte le informazioni che mi servono le conosco già a priori</text:p>
            </text:list-item>
            <text:list-item>
              <text:p text:style-name="P11">E' il classico tipo di ricerca usato per trovare il percorso tramite Google Maps</text:p>
            </text:list-item>
          </text:list>
        </text:list-item>
        <text:list-item>
          <text:p text:style-name="P12">Sl. 4:</text:p>
          <text:list>
            <text:list-item>
              <text:p text:style-name="P12">Viene usata la romania perché nessuno conosce bene la geografia della romania (chi cazz a sap!)</text:p>
            </text:list-item>
          </text:list>
        </text:list-item>
        <text:list-item>
          <text:p text:style-name="P12">Sl. 5:</text:p>
          <text:list>
            <text:list-item>
              <text:p text:style-name="P12">Questa è una mappa molto semplificata della romania, dipende da come faccio l'algoritmo l'itinerario effettivo da intraprendere</text:p>
            </text:list-item>
            <text:list-item>
              <text:p text:style-name="P13">Lo schema è uno spazio degli stati</text:p>
            </text:list-item>
            <text:list-item>
              <text:p text:style-name="P12">I numeri affianco alle linee sono il costo che ho se faccio quel determinato passo</text:p>
            </text:list-item>
          </text:list>
        </text:list-item>
        <text:list-item>
          <text:p text:style-name="P12">Sl. 6:</text:p>
          <text:list>
            <text:list-item>
              <text:p text:style-name="P12">Nel libro la formulazione è fatta in maniera leggermente divera</text:p>
            </text:list-item>
            <text:list-item>
              <text:p text:style-name="P14">Una funz. successore è un'insieme di coppie (azione, stato successivo)</text:p>
            </text:list-item>
            <text:list-item>
              <text:p text:style-name="P15">Nella formulazione che c'è sul libro, il risultato e l'azione sono schematizzate con due funzioni diverse, e non raggruppate in una singola</text:p>
            </text:list-item>
            <text:list-item>
              <text:p text:style-name="P16">Il caso di goal test implicito (NoDirt) si riferisce all'esempio dell'aspirapolvere </text:p>
            </text:list-item>
            <text:list-item>
              <text:p text:style-name="P16">E' necessario dare una soluz. implicita quando non so definire bene la funzione soluzione che cerco, come per il problema delle 8 regine</text:p>
            </text:list-item>
            <text:list-item>
              <text:p text:style-name="P16">Il sommo di cammino è, ovviamente, dato dalla somma di tutti i costi di passo</text:p>
            </text:list-item>
            <text:list-item>
              <text:p text:style-name="P16">La a del “c(x, a, y) è il costo che ho partendo da x e arrivare ad y</text:p>
            </text:list-item>
          </text:list>
        </text:list-item>
        <text:list-item>
          <text:p text:style-name="P13">Sl. 7 <text:span text:style-name="T2">ok</text:span></text:p>
        </text:list-item>
        <text:list-item>
          <text:p text:style-name="P17">Sl. 8 a 12 <text:span text:style-name="T3">ok</text:span></text:p>
        </text:list-item>
        <text:list-item>
          <text:p text:style-name="P18">Sl. 13 <text:span text:style-name="T4">a 18 ok</text:span></text:p>
        </text:list-item>
        <text:list-item>
          <text:p text:style-name="P19">Sl. <text:span text:style-name="T5">21 a 25</text:span>:</text:p>
          <text:list>
            <text:list-item>
              <text:p text:style-name="P20">Andiamo ad associare con l'albero, un particolare stato ad un nodo, espandendo gli stati/nodi di tanti nodi quanto sono gli stati successivi al particolare nodo <text:span text:style-name="T6">che “ho già esplorato”, di cui già conosco gli stati successivi</text:span>. <text:span text:style-name="T6">Questo, a seconda della strategia scelta</text:span></text:p>
            </text:list-item>
            <text:list-item>
              <text:p text:style-name="P21">La profondità di un nodo indica la distanza del nodo dalla radice</text:p>
            </text:list-item>
            <text:list-item>
              <text:p text:style-name="P21"><text:soft-page-break/>Gli stati non hanno “genitori” di per se, ma sono i nodi che li hanno. Per capire meglio confronta la slide 25 e la cartina della romania di sopra</text:p>
            </text:list-item>
            <text:list-item>
              <text:p text:style-name="P21">L'algoritmo mi da o una soluzione o un fallimento</text:p>
            </text:list-item>
            <text:list-item>
              <text:p text:style-name="P21">La radice dell'albero è proprio lo stato del problema stesso</text:p>
            </text:list-item>
            <text:list-item>
              <text:p text:style-name="P22">Non potrei avere candidati per l'espansione per diversi motivi, come ad esempio se la tree search va a controllare se un particolare stato già espanso possa essere espanso di nuovo</text:p>
            </text:list-item>
            <text:list-item>
              <text:p text:style-name="P22">Espandere significa andare a vedere la funzione successore del problema e considerare gli stati successori dello stato di partenza</text:p>
            </text:list-item>
            <text:list-item>
              <text:p text:style-name="P23">La soluzione è l'insieme di azioni che sono state fatte per raggiungere lo stato obbiettivo dallo stato di partenza</text:p>
            </text:list-item>
            <text:list-item>
              <text:p text:style-name="P23">Il controllo dello stato soluzione, magari espanso da un dato nodo, viene fatto al momento della SUCCESSIVA ESPANSIONE, quando controllo quali sono gli opportuni nodi da espandere, e quindi NON CONTROLLANDO DI VOLTA IN VOLTA, SUBITO DOPO L'ESPANSIONE, SE SI È ARRIVATI ALLA SOLUZIONE</text:p>
            </text:list-item>
            <text:list-item>
              <text:p text:style-name="P23">Potrebbe anche capitare, se faccio male l'algoritmo di creazione dell'albero, di avere un albero di ricerca infinito, pur avendo un insieme finito di stati, come nel caso di percorrere infinite volte uno stesso ramo (da arad vado a sibiu, da sibiu vado ad arad, e cosi via per sempre)</text:p>
            </text:list-item>
          </text:list>
        </text:list-item>
        <text:list-item>
          <text:p text:style-name="P23">Sl. 2<text:span text:style-name="T7">6</text:span>:</text:p>
          <text:list>
            <text:list-item>
              <text:p text:style-name="P24">Il fringe è la frontiera, è l'insieme di nodi che ancora devo espandere</text:p>
            </text:list-item>
            <text:list-item>
              <text:p text:style-name="P24">La remove-front è quella che va a cercare quale nodo può essere espanso</text:p>
            </text:list-item>
            <text:list-item>
              <text:p text:style-name="P24">I PARENT-NODE, ACTION e STATE, sono gli attributi del nuovo nodo <text:span text:style-name="T8">s </text:span>che ho creato</text:p>
            </text:list-item>
          </text:list>
        </text:list-item>
        <text:list-item>
          <text:p text:style-name="P25">Sl. 27:</text:p>
          <text:list>
            <text:list-item>
              <text:p text:style-name="P25">La strategia di ricerca è l'ordine con cui scelgo di espandere i nodi</text:p>
            </text:list-item>
            <text:list-item>
              <text:p text:style-name="P26">Il modo con cui vado a valutare le diverse strategie sono le 4 misure che stanno nella slide</text:p>
            </text:list-item>
          </text:list>
        </text:list-item>
      </text:list>
      <text:p text:style-name="P4"/>
      <text:p text:style-name="P2">FINE LE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lo </meta:initial-creator>
    <meta:creation-date>2015-04-22T16:37:21.517799472</meta:creation-date>
    <dc:date>2015-07-06T11:37:17.913447235</dc:date>
    <meta:editing-duration>PT1H54M11S</meta:editing-duration>
    <meta:editing-cycles>25</meta:editing-cycles>
    <meta:generator>LibreOffice/4.4.2.2$Linux_X86_64 LibreOffice_project/40m0$Build-2</meta:generator>
    <meta:document-statistic meta:table-count="0" meta:image-count="0" meta:object-count="0" meta:page-count="2" meta:paragraph-count="50" meta:word-count="736" meta:character-count="4083" meta:non-whitespace-character-count="3441"/>
  </office:meta>
</office:document-meta>
</file>